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32.5" calcext:value-type="float">
            <text:p>32,5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65" calcext:value-type="float">
            <text:p>165,0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5" calcext:value-type="float">
            <text:p>3,8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3" calcext:value-type="float">
            <text:p>73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3:.C$154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56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3" calcext:value-type="date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158]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17:27:41.336000000</dc:date>
    <meta:editing-duration>PT7H22M49S</meta:editing-duration>
    <meta:editing-cycles>90</meta:editing-cycles>
    <meta:generator>LibreOffice/7.4.3.2$Windows_X86_64 LibreOffice_project/1048a8393ae2eeec98dff31b5c133c5f1d08b890</meta:generator>
    <meta:document-statistic meta:table-count="1" meta:cell-count="452" meta:object-count="0"/>
  </office:meta>
</office:document-meta>
</file>